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t_20_streckad_20__28_ML_29_" svg:stroke-width="0.05cm" svg:stroke-color="#4f81bd" draw:marker-start-width="0.275cm" draw:marker-end="Arrow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e9e8d0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stroke-linejoin="round" draw:fill="solid" draw:fill-color="#ddd9c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1.788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0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385d8a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29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dash" draw:stroke-dash="Fint_20_streckad_20__28_ML_29_" svg:stroke-width="0.05cm" svg:stroke-color="#4f81bd" draw:marker-start="Linjeslut_20_1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t_20_streckad_20__28_ML_29_" svg:stroke-width="0.05cm" svg:stroke-color="#4f81bd" draw:marker-start="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t_20_streckad_20__28_ML_29_" svg:stroke-width="0.05cm" svg:stroke-color="#4f81bd" draw:marker-start-width="0.275cm" draw:marker-end="Linjeslut_20_1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sv" fo:country="SE" style:font-size-asian="14pt" style:font-size-complex="14pt"/>
    </style:style>
    <style:style style:name="T3" style:family="text">
      <style:text-properties fo:font-family="'Courier New'" style:font-family-generic="modern" style:font-pitch="fixed" fo:font-size="12pt" fo:language="sv" fo:country="S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6">
          <draw:g draw:name="Group 11">
            <draw:line draw:name="Line 12" draw:style-name="gr2" draw:text-style-name="P2" draw:layer="layout" svg:x1="13.824cm" svg:y1="5.462cm" svg:x2="12.919cm" svg:y2="5.462cm">
              <text:p/>
            </draw:line>
            <draw:custom-shape draw:name="Oval 13" draw:style-name="gr3" draw:text-style-name="P3" draw:layer="layout" svg:width="0.413cm" svg:height="0.42cm" draw:transform="rotate (1.5707963267946) translate (12.5cm 5.6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3.135cm" svg:y="3.3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5" draw:text-style-name="P5" draw:layer="layout" svg:width="2.681cm" svg:height="0.853cm" draw:transform="rotate (-1.57079632679579) translate (13.96cm 3.565cm)">
            <text:list text:style-name="L1">
              <text:list-header>
                <text:p text:style-name="P4"><text:span text:style-name="T1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5">
          <draw:g draw:name="Group 16">
            <draw:line draw:name="Line 17" draw:style-name="gr2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6" draw:text-style-name="P3" draw:layer="layout" svg:width="0.304cm" svg:height="0.305cm" svg:x="4.696cm" svg:y="4.111cm">
                <text:p/>
                <draw:enhanced-geometry draw:extrusion-allowed="false" draw:text-areas="0 0 21600 21600" draw:glue-points="0 0 0 0 0 0" draw:mirror-horizontal="true" draw:type="mso-spt100" draw:enhanced-path="M 0 -1 F C 11929 -1 21600 9670 21600 21600 N M 0 -1 S C 11929 -1 21600 9670 21600 21600 L 0 21600 Z N"/>
              </draw:custom-shape>
              <draw:custom-shape draw:name="Båge 20" draw:style-name="gr6" draw:text-style-name="P3" draw:layer="layout" svg:width="-0.304cm" svg:height="-0.305cm" svg:x="5cm" svg:y="4.72cm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7" draw:text-style-name="P5" draw:layer="layout" svg:width="3.44cm" svg:height="0.853cm" draw:transform="rotate (1.5707963267946) translate (3.461cm 5.5cm)">
            <text:list text:style-name="L1">
              <text:list-header>
                <text:p text:style-name="P4"><text:span text:style-name="T2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8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9" draw:text-style-name="P7" draw:layer="layout" svg:width="3.09cm" svg:height="1.782cm" svg:x="6.41cm" svg:y="1.5cm">
            <text:list text:style-name="L2"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6.5cm" svg:y1="10.498cm" svg:x2="9.858cm" svg:y2="10.499cm" svg:d="m6500 10498h1679v1h1679">
          <text:p/>
        </draw:connector>
        <draw:connector draw:name="Rak pil 2" draw:style-name="gr11" draw:text-style-name="P1" draw:layer="layout" svg:x1="7.175cm" svg:y1="7.483cm" svg:x2="8.79cm" svg:y2="7.483cm" svg:d="m7175 7483h1615">
          <text:p/>
        </draw:connector>
        <draw:custom-shape draw:name="Rektangel 38" draw:style-name="gr4" draw:text-style-name="P3" draw:layer="layout" svg:width="2.541cm" svg:height="3.176cm" svg:x="1.959cm" svg:y="11.324cm">
          <text:p/>
          <draw:enhanced-geometry svg:viewBox="0 0 21600 21600" draw:type="rectangle" draw:enhanced-path="M 0 0 L 21600 0 21600 21600 0 21600 0 0 Z N"/>
        </draw:custom-shape>
        <draw:connector draw:name="Rak pil 2" draw:style-name="gr12" draw:text-style-name="P1" draw:layer="layout" svg:x1="6.5cm" svg:y1="9.5cm" svg:x2="10.04cm" svg:y2="9.5cm" svg:d="m6500 9500h3540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jeslut_20_1" draw:display-name="Linjeslut 1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Fint_20_streckad_20__28_ML_29_" draw:display-name="Fint streckad (ML)" draw:style="rect" draw:dots1="2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gnus Larsson</meta:initial-creator>
    <meta:creation-date>2011-02-05T09:07:04</meta:creation-date>
    <meta:editing-duration>PT00H02M18S</meta:editing-duration>
    <meta:editing-cycles>2</meta:editing-cycles>
    <dc:date>2011-02-05T09:24:34</dc:date>
    <dc:creator>Magnus Larsson</dc:creator>
    <meta:document-statistic meta:object-count="45"/>
    <meta:generator>OpenOffice.org/3.2$Unix OpenOffice.org_project/320m12$Build-9483</meta:generator>
  </office:meta>
</office:document-meta>
</file>